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31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LLASHAG LOAYZA, EDWIN MAXIMIN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71532590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BARRANCA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10528887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LLASHAG LOAYZA EDWIN MAXIMIN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1532590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10 528 88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06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2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2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31/07/2021</text:p>
          </table:table-cell>
          <table:table-cell table:style-name="Tabla2.A3" office:value-type="string">
            <text:p text:style-name="P16">6267575</text:p>
          </table:table-cell>
          <table:table-cell table:style-name="Tabla2.D3" office:value-type="string">
            <text:p text:style-name="P17">22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9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31T18:32:55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